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de2000" svg:font-family="Code2000"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vg:font-family="'Source Han Sans'" style:font-family-generic="modern" style:font-pitch="fixed"/>
    <style:font-face style:name="Source Han Sans1" svg:font-family="'Source Han Sans'" style:font-family-generic="system" style:font-pitch="variable"/>
  </office:font-face-decls>
  <office:automatic-styles>
    <style:style style:name="P1" style:family="paragraph" style:parent-style-name="Title">
      <style:text-properties officeooo:paragraph-rsid="0012f928"/>
    </style:style>
    <style:style style:name="P2" style:family="paragraph" style:parent-style-name="Text_20_body">
      <style:text-properties officeooo:rsid="0014794c" officeooo:paragraph-rsid="0014794c"/>
    </style:style>
    <style:style style:name="P3" style:family="paragraph" style:parent-style-name="Text_20_body">
      <style:text-properties officeooo:paragraph-rsid="0016c310"/>
    </style:style>
    <style:style style:name="P4" style:family="paragraph" style:parent-style-name="Text_20_body">
      <style:text-properties officeooo:rsid="0016c310" officeooo:paragraph-rsid="0016c310"/>
    </style:style>
    <style:style style:name="P5" style:family="paragraph" style:parent-style-name="Text_20_body">
      <style:text-properties officeooo:rsid="0016c310" officeooo:paragraph-rsid="0017a828"/>
    </style:style>
    <style:style style:name="P6" style:family="paragraph" style:parent-style-name="Text_20_body">
      <style:text-properties officeooo:rsid="0016c310" officeooo:paragraph-rsid="00193796"/>
    </style:style>
    <style:style style:name="P7" style:family="paragraph" style:parent-style-name="Text_20_body">
      <style:text-properties officeooo:rsid="0016c310" officeooo:paragraph-rsid="0019f7a5"/>
    </style:style>
    <style:style style:name="P8" style:family="paragraph" style:parent-style-name="Text_20_body">
      <style:text-properties officeooo:rsid="0016c310" officeooo:paragraph-rsid="001e6892"/>
    </style:style>
    <style:style style:name="P9" style:family="paragraph" style:parent-style-name="Text_20_body">
      <style:text-properties officeooo:rsid="0016c310" officeooo:paragraph-rsid="0023d6aa"/>
    </style:style>
    <style:style style:name="P10" style:family="paragraph" style:parent-style-name="Text_20_body">
      <style:text-properties officeooo:rsid="0016c310" officeooo:paragraph-rsid="002c5bab"/>
    </style:style>
    <style:style style:name="P11" style:family="paragraph" style:parent-style-name="Text_20_body">
      <style:text-properties officeooo:rsid="0016c310" officeooo:paragraph-rsid="00418cd1"/>
    </style:style>
    <style:style style:name="P12" style:family="paragraph" style:parent-style-name="Text_20_body">
      <style:text-properties officeooo:rsid="0016c310" officeooo:paragraph-rsid="0051e7a1"/>
    </style:style>
    <style:style style:name="P13" style:family="paragraph" style:parent-style-name="Text_20_body">
      <style:text-properties officeooo:paragraph-rsid="0017a828"/>
    </style:style>
    <style:style style:name="P14" style:family="paragraph" style:parent-style-name="Text_20_body">
      <style:text-properties officeooo:paragraph-rsid="00193796"/>
    </style:style>
    <style:style style:name="P15" style:family="paragraph" style:parent-style-name="Text_20_body">
      <style:text-properties officeooo:rsid="0019f7a5" officeooo:paragraph-rsid="001e6892"/>
    </style:style>
    <style:style style:name="P16" style:family="paragraph" style:parent-style-name="Text_20_body">
      <style:text-properties officeooo:rsid="0019f7a5" officeooo:paragraph-rsid="0023d6aa"/>
    </style:style>
    <style:style style:name="P17" style:family="paragraph" style:parent-style-name="Text_20_body">
      <style:text-properties officeooo:rsid="0019f7a5" officeooo:paragraph-rsid="00418cd1"/>
    </style:style>
    <style:style style:name="P18" style:family="paragraph" style:parent-style-name="Text_20_body">
      <style:text-properties officeooo:paragraph-rsid="0019f7a5"/>
    </style:style>
    <style:style style:name="P19" style:family="paragraph" style:parent-style-name="Text_20_body">
      <style:text-properties officeooo:paragraph-rsid="001e6892"/>
    </style:style>
    <style:style style:name="P20" style:family="paragraph" style:parent-style-name="Text_20_body">
      <style:text-properties officeooo:paragraph-rsid="0023d6aa"/>
    </style:style>
    <style:style style:name="P21" style:family="paragraph" style:parent-style-name="Text_20_body">
      <style:text-properties officeooo:rsid="00292b3f" officeooo:paragraph-rsid="00292b3f"/>
    </style:style>
    <style:style style:name="P22" style:family="paragraph" style:parent-style-name="Text_20_body">
      <style:text-properties officeooo:paragraph-rsid="002c5bab"/>
    </style:style>
    <style:style style:name="P23" style:family="paragraph" style:parent-style-name="Text_20_body">
      <style:text-properties officeooo:paragraph-rsid="0031ed59"/>
    </style:style>
    <style:style style:name="P24" style:family="paragraph" style:parent-style-name="Text_20_body">
      <style:text-properties officeooo:paragraph-rsid="003565aa"/>
    </style:style>
    <style:style style:name="P25" style:family="paragraph" style:parent-style-name="Text_20_body">
      <style:text-properties officeooo:rsid="00371891" officeooo:paragraph-rsid="00371891"/>
    </style:style>
    <style:style style:name="P26" style:family="paragraph" style:parent-style-name="Text_20_body">
      <style:text-properties officeooo:paragraph-rsid="00418cd1"/>
    </style:style>
    <style:style style:name="P27" style:family="paragraph" style:parent-style-name="Text_20_body">
      <style:text-properties officeooo:paragraph-rsid="00488252"/>
    </style:style>
    <style:style style:name="P28" style:family="paragraph" style:parent-style-name="Preformatted_20_Text">
      <style:text-properties officeooo:rsid="0014bd5c" officeooo:paragraph-rsid="0014bd5c"/>
    </style:style>
    <style:style style:name="P29" style:family="paragraph" style:parent-style-name="Preformatted_20_Text">
      <style:text-properties officeooo:rsid="001be528" officeooo:paragraph-rsid="001be528"/>
    </style:style>
    <style:style style:name="P30" style:family="paragraph" style:parent-style-name="Preformatted_20_Text">
      <style:text-properties officeooo:rsid="00201490" officeooo:paragraph-rsid="00201490"/>
    </style:style>
    <style:style style:name="P31" style:family="paragraph" style:parent-style-name="Preformatted_20_Text">
      <style:text-properties officeooo:rsid="002a65b5" officeooo:paragraph-rsid="002a65b5"/>
    </style:style>
    <style:style style:name="P32" style:family="paragraph" style:parent-style-name="Preformatted_20_Text">
      <style:text-properties officeooo:rsid="00367945" officeooo:paragraph-rsid="00367945"/>
    </style:style>
    <style:style style:name="P33" style:family="paragraph" style:parent-style-name="Preformatted_20_Text">
      <style:text-properties officeooo:rsid="0044e96f" officeooo:paragraph-rsid="0044e96f"/>
    </style:style>
    <style:style style:name="P34" style:family="paragraph" style:parent-style-name="Preformatted_20_Text">
      <style:text-properties fo:font-style="normal" fo:font-weight="normal" officeooo:rsid="00367945" officeooo:paragraph-rsid="00367945"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1be528" officeooo:paragraph-rsid="001be528" style:font-style-asian="normal" style:font-weight-asian="normal" style:font-style-complex="normal" style:font-weight-complex="normal"/>
    </style:style>
    <style:style style:name="P36" style:family="paragraph" style:parent-style-name="Preformatted_20_Text">
      <style:text-properties fo:font-style="normal" fo:font-weight="normal" officeooo:rsid="001be528" officeooo:paragraph-rsid="002aa7ad"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1be528" officeooo:paragraph-rsid="002a65b5"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2aa7ad" officeooo:paragraph-rsid="002aa7ad" style:font-style-asian="normal" style:font-weight-asian="normal" style:font-style-complex="normal" style:font-weight-complex="normal"/>
    </style:style>
    <style:style style:name="P39" style:family="paragraph" style:parent-style-name="Preformatted_20_Text">
      <style:text-properties fo:font-style="normal" fo:font-weight="normal" officeooo:rsid="00201490" officeooo:paragraph-rsid="00201490" style:font-style-asian="normal" style:font-weight-asian="normal" style:font-style-complex="normal" style:font-weight-complex="normal"/>
    </style:style>
    <style:style style:name="P40" style:family="paragraph" style:parent-style-name="Preformatted_20_Text">
      <style:text-properties fo:font-style="normal" fo:font-weight="normal" officeooo:rsid="002a65b5" officeooo:paragraph-rsid="002a65b5" style:font-style-asian="normal" style:font-weight-asian="normal" style:font-style-complex="normal" style:font-weight-complex="normal"/>
    </style:style>
    <style:style style:name="P41" style:family="paragraph" style:parent-style-name="Preformatted_20_Text">
      <style:text-properties fo:font-style="normal" fo:font-weight="normal" officeooo:rsid="0044e96f" officeooo:paragraph-rsid="0044e96f" style:font-style-asian="normal" style:font-weight-asian="normal" style:font-style-complex="normal" style:font-weight-complex="normal"/>
    </style:style>
    <style:style style:name="P42" style:family="paragraph" style:parent-style-name="Preformatted_20_Text">
      <style:text-properties fo:font-style="normal" fo:font-weight="normal" officeooo:rsid="0014bd5c" officeooo:paragraph-rsid="0014bd5c" style:font-style-asian="normal" style:font-weight-asian="normal" style:font-style-complex="normal" style:font-weight-complex="normal"/>
    </style:style>
    <style:style style:name="P43" style:family="paragraph" style:parent-style-name="Text_20_body">
      <style:text-properties fo:font-weight="bold" officeooo:paragraph-rsid="0017a828" style:font-weight-asian="bold" style:font-weight-complex="bold"/>
    </style:style>
    <style:style style:name="P44" style:family="paragraph" style:parent-style-name="Text_20_body">
      <style:text-properties fo:font-weight="bold" officeooo:rsid="005cf6b7" officeooo:paragraph-rsid="005cf6b7" style:font-weight-asian="bold" style:font-weight-complex="bold"/>
    </style:style>
    <style:style style:name="P45" style:family="paragraph" style:parent-style-name="Text_20_body">
      <style:text-properties fo:font-weight="bold" officeooo:rsid="005d8987" officeooo:paragraph-rsid="005d8987" style:font-weight-asian="bold" style:font-weight-complex="bold"/>
    </style:style>
    <style:style style:name="P46" style:family="paragraph" style:parent-style-name="Text_20_body">
      <style:text-properties fo:font-weight="bold" officeooo:rsid="005e8ef2" officeooo:paragraph-rsid="005e8ef2" style:font-weight-asian="bold" style:font-weight-complex="bold"/>
    </style:style>
    <style:style style:name="P47" style:family="paragraph" style:parent-style-name="Text_20_body">
      <style:text-properties fo:font-weight="bold" officeooo:rsid="006002cf" officeooo:paragraph-rsid="006002cf" style:font-weight-asian="bold" style:font-weight-complex="bold"/>
    </style:style>
    <style:style style:name="P48" style:family="paragraph" style:parent-style-name="Text_20_body">
      <style:text-properties fo:font-weight="bold" officeooo:rsid="00607dd9" officeooo:paragraph-rsid="00607dd9" style:font-weight-asian="bold" style:font-weight-complex="bold"/>
    </style:style>
    <style:style style:name="P49" style:family="paragraph" style:parent-style-name="Text_20_body">
      <style:text-properties fo:font-weight="bold" officeooo:rsid="0060ce04" officeooo:paragraph-rsid="0060ce04" style:font-weight-asian="bold" style:font-weight-complex="bold"/>
    </style:style>
    <style:style style:name="P50" style:family="paragraph" style:parent-style-name="Text_20_body">
      <style:text-properties fo:font-weight="bold" officeooo:rsid="0063c0f5" officeooo:paragraph-rsid="0063c0f5" style:font-weight-asian="bold" style:font-weight-complex="bold"/>
    </style:style>
    <style:style style:name="P51" style:family="paragraph" style:parent-style-name="Text_20_body">
      <style:text-properties style:text-underline-style="none" fo:font-weight="bold" officeooo:rsid="006002cf" officeooo:paragraph-rsid="006002cf" style:font-weight-asian="bold" style:font-weight-complex="bold"/>
    </style:style>
    <style:style style:name="P52" style:family="paragraph" style:parent-style-name="Text_20_body">
      <style:text-properties fo:font-weight="bold" officeooo:rsid="005cf6b7" officeooo:paragraph-rsid="005cf6b7" style:font-weight-asian="bold" style:font-weight-complex="bold"/>
    </style:style>
    <style:style style:name="P53" style:family="paragraph" style:parent-style-name="Text_20_body">
      <style:text-properties fo:font-weight="bold" officeooo:rsid="005e8ef2" officeooo:paragraph-rsid="005e8ef2" style:font-weight-asian="bold" style:font-weight-complex="bold"/>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193796"/>
    </style:style>
    <style:style style:name="P56" style:family="paragraph" style:parent-style-name="Heading_20_1">
      <style:paragraph-properties fo:break-before="page"/>
      <style:text-properties officeooo:paragraph-rsid="0019f7a5"/>
    </style:style>
    <style:style style:name="P57" style:family="paragraph" style:parent-style-name="Heading_20_1">
      <style:paragraph-properties fo:break-before="page"/>
      <style:text-properties officeooo:paragraph-rsid="001e6892"/>
    </style:style>
    <style:style style:name="P58" style:family="paragraph" style:parent-style-name="Heading_20_1">
      <style:paragraph-properties fo:break-before="page"/>
      <style:text-properties officeooo:paragraph-rsid="0023d6aa"/>
    </style:style>
    <style:style style:name="P59" style:family="paragraph" style:parent-style-name="Heading_20_1">
      <style:paragraph-properties fo:break-before="page"/>
      <style:text-properties officeooo:paragraph-rsid="002c5bab"/>
    </style:style>
    <style:style style:name="P60" style:family="paragraph" style:parent-style-name="Heading_20_1">
      <style:paragraph-properties fo:break-before="page"/>
      <style:text-properties officeooo:paragraph-rsid="00418cd1"/>
    </style:style>
    <style:style style:name="P61" style:family="paragraph" style:parent-style-name="Heading_20_2">
      <style:text-properties officeooo:rsid="0014bd5c" officeooo:paragraph-rsid="0014bd5c"/>
    </style:style>
    <style:style style:name="T1" style:family="text">
      <style:text-properties officeooo:rsid="0014794c"/>
    </style:style>
    <style:style style:name="T2" style:family="text">
      <style:text-properties officeooo:rsid="0014bd5c"/>
    </style:style>
    <style:style style:name="T3" style:family="text">
      <style:text-properties fo:font-style="italic" style:font-style-asian="italic" style:font-style-complex="italic"/>
    </style:style>
    <style:style style:name="T4" style:family="text">
      <style:text-properties fo:font-style="italic" officeooo:rsid="0017a828" style:font-style-asian="italic" style:font-style-complex="italic"/>
    </style:style>
    <style:style style:name="T5" style:family="text">
      <style:text-properties fo:font-style="italic" officeooo:rsid="0024d0db" style:font-style-asian="italic" style:font-style-complex="italic"/>
    </style:style>
    <style:style style:name="T6" style:family="text">
      <style:text-properties fo:font-style="italic" officeooo:rsid="00201490" style:font-style-asian="italic" style:font-style-complex="italic"/>
    </style:style>
    <style:style style:name="T7" style:family="text">
      <style:text-properties fo:font-style="italic" officeooo:rsid="002ec363" style:font-style-asian="italic" style:font-style-complex="italic"/>
    </style:style>
    <style:style style:name="T8" style:family="text">
      <style:text-properties fo:font-style="italic" officeooo:rsid="0031ed59" style:font-style-asian="italic" style:font-style-complex="italic"/>
    </style:style>
    <style:style style:name="T9" style:family="text">
      <style:text-properties fo:font-style="italic" officeooo:rsid="00193796" style:font-style-asian="italic" style:font-style-complex="italic"/>
    </style:style>
    <style:style style:name="T10" style:family="text">
      <style:text-properties fo:font-style="italic" officeooo:rsid="00367945" style:font-style-asian="italic" style:font-style-complex="italic"/>
    </style:style>
    <style:style style:name="T11" style:family="text">
      <style:text-properties fo:font-style="italic" officeooo:rsid="00418cd1" style:font-style-asian="italic" style:font-style-complex="italic"/>
    </style:style>
    <style:style style:name="T12" style:family="text">
      <style:text-properties fo:font-style="italic" officeooo:rsid="0042d125" style:font-style-asian="italic" style:font-style-complex="italic"/>
    </style:style>
    <style:style style:name="T13" style:family="text">
      <style:text-properties fo:font-style="italic" officeooo:rsid="00430780" style:font-style-asian="italic" style:font-style-complex="italic"/>
    </style:style>
    <style:style style:name="T14" style:family="text">
      <style:text-properties fo:font-style="italic" officeooo:rsid="0046667f" style:font-style-asian="italic" style:font-style-complex="italic"/>
    </style:style>
    <style:style style:name="T15" style:family="text">
      <style:text-properties fo:font-style="italic" officeooo:rsid="0046c37b" style:font-style-asian="italic" style:font-style-complex="italic"/>
    </style:style>
    <style:style style:name="T16" style:family="text">
      <style:text-properties fo:font-style="italic" officeooo:rsid="00488252"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629eb" style:font-style-asian="italic" style:font-weight-asian="normal" style:font-style-complex="italic" style:font-weight-complex="normal"/>
    </style:style>
    <style:style style:name="T19" style:family="text">
      <style:text-properties fo:font-style="italic" fo:font-weight="normal" officeooo:rsid="0044e96f"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33c064" style:font-style-asian="normal" style:font-style-complex="normal"/>
    </style:style>
    <style:style style:name="T22" style:family="text">
      <style:text-properties fo:font-style="normal" officeooo:rsid="003629eb" style:font-style-asian="normal" style:font-style-complex="normal"/>
    </style:style>
    <style:style style:name="T23" style:family="text">
      <style:text-properties fo:font-style="normal" officeooo:rsid="00418cd1" style:font-style-asian="normal" style:font-style-complex="normal"/>
    </style:style>
    <style:style style:name="T24" style:family="text">
      <style:text-properties fo:font-style="normal" officeooo:rsid="0042d125" style:font-style-asian="normal" style:font-style-complex="normal"/>
    </style:style>
    <style:style style:name="T25" style:family="text">
      <style:text-properties fo:font-style="normal" officeooo:rsid="0046c37b" style:font-style-asian="normal" style:font-style-complex="normal"/>
    </style:style>
    <style:style style:name="T26" style:family="text">
      <style:text-properties fo:font-style="normal" officeooo:rsid="00488252"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1f8ec" style:font-style-asian="normal" style:font-weight-asian="normal" style:font-style-complex="normal" style:font-weight-complex="normal"/>
    </style:style>
    <style:style style:name="T29" style:family="text">
      <style:text-properties fo:font-style="normal" fo:font-weight="normal" officeooo:rsid="002b1d3f" style:font-style-asian="normal" style:font-weight-asian="normal" style:font-style-complex="normal" style:font-weight-complex="normal"/>
    </style:style>
    <style:style style:name="T30" style:family="text">
      <style:text-properties fo:font-style="normal" fo:font-weight="normal" officeooo:rsid="003629eb" style:font-style-asian="normal" style:font-weight-asian="normal" style:font-style-complex="normal" style:font-weight-complex="normal"/>
    </style:style>
    <style:style style:name="T31" style:family="text">
      <style:text-properties fo:font-style="normal" fo:font-weight="normal" officeooo:rsid="0044e96f" style:font-style-asian="normal" style:font-weight-asian="normal" style:font-style-complex="normal" style:font-weight-complex="normal"/>
    </style:style>
    <style:style style:name="T32" style:family="text">
      <style:text-properties officeooo:rsid="0016c310"/>
    </style:style>
    <style:style style:name="T33" style:family="text">
      <style:text-properties officeooo:rsid="0017a828"/>
    </style:style>
    <style:style style:name="T34" style:family="text">
      <style:text-properties officeooo:rsid="00193796"/>
    </style:style>
    <style:style style:name="T35" style:family="text">
      <style:text-properties officeooo:rsid="0019f7a5"/>
    </style:style>
    <style:style style:name="T36" style:family="text">
      <style:text-properties officeooo:rsid="001c5c4e"/>
    </style:style>
    <style:style style:name="T37" style:family="text">
      <style:text-properties officeooo:rsid="001cec4f"/>
    </style:style>
    <style:style style:name="T38" style:family="text">
      <style:text-properties officeooo:rsid="001e6892"/>
    </style:style>
    <style:style style:name="T39" style:family="text">
      <style:text-properties officeooo:rsid="00201490"/>
    </style:style>
    <style:style style:name="T40" style:family="text">
      <style:text-properties officeooo:rsid="0023d6aa"/>
    </style:style>
    <style:style style:name="T41" style:family="text">
      <style:text-properties officeooo:rsid="002c5bab"/>
    </style:style>
    <style:style style:name="T42" style:family="text">
      <style:text-properties officeooo:rsid="00367945"/>
    </style:style>
    <style:style style:name="T43" style:family="text">
      <style:text-properties officeooo:rsid="0038ee55"/>
    </style:style>
    <style:style style:name="T44" style:family="text">
      <style:text-properties officeooo:rsid="00414b24"/>
    </style:style>
    <style:style style:name="T45" style:family="text">
      <style:text-properties officeooo:rsid="00418cd1"/>
    </style:style>
    <style:style style:name="T46" style:family="text">
      <style:text-properties officeooo:rsid="004bf994"/>
    </style:style>
    <style:style style:name="T47" style:family="text">
      <style:text-properties officeooo:rsid="004db131"/>
    </style:style>
    <style:style style:name="T48" style:family="text">
      <style:text-properties officeooo:rsid="004e8fb2"/>
    </style:style>
    <style:style style:name="T49" style:family="text">
      <style:text-properties officeooo:rsid="00517859"/>
    </style:style>
    <style:style style:name="T50" style:family="text">
      <style:text-properties officeooo:rsid="00533b64"/>
    </style:style>
    <style:style style:name="T51" style:family="text">
      <style:text-properties officeooo:rsid="0055b8f7"/>
    </style:style>
    <style:style style:name="T52" style:family="text">
      <style:text-properties officeooo:rsid="005cf6b7"/>
    </style:style>
    <style:style style:name="T53" style:family="text">
      <style:text-properties fo:font-weight="bold" officeooo:rsid="005cf6b7" style:font-weight-asian="bold" style:font-weight-complex="bold"/>
    </style:style>
    <style:style style:name="T54" style:family="text">
      <style:text-properties officeooo:rsid="0060ce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noté<text:span text:style-name="T1"> : Uptime Challenge</text:span></text:p>
      <text:h text:style-name="Heading_20_1" text:outline-level="1">Introduction</text:h>
      <text:p text:style-name="P2">Vous aller devoir résoudre différents problèmes d'administration système. Plusieurs contextes seront donnés et pour chacun, il faudra fournir une analyse du problème et une solution.</text:p>
      <text:h text:style-name="Heading_20_1" text:outline-level="1">Dispositif</text:h>
      <text:p text:style-name="P2">Sur chaque machine de la salle, une VM est mise à disposition. Cette VM contient des conteneurs connectés entre eux sur des réseaux virtuels. Vous serez administrateur sur la VM et vous pouvez entrer dans n'importe quel conteneur en indiquant son nom.</text:p>
      <text:p text:style-name="P2">Chaque exercice vous donnera un point de départ : le conteneur sur lequel vous devez aller pour observer le dysfonctionnement. <text:span text:style-name="T36">Cela ne veut pas dire que vous devez rester sur la machine de départ. Vous avez toute latitude pour vous déplacer sur les autres conteneurs concernés ou sur la VM pour diagnostiquer et resoudre le ou les problèmes.</text:span></text:p>
      <text:p text:style-name="P2"><text:span text:style-name="T37">À la page suivante, d</text:span>es instructions générales accompagnent la série d'exercice. Elles vous expliqueront comment entrer/démarrer/arrêter/lister des conteneurs, comment vérifier/arrêter/démarrer des services, paramétrer certaines applications.<text:span text:style-name="T37"> Si une commande manque, n'hésitez pas à consulter le manuel au niveau de l'hôte (machine physique).</text:span></text:p>
      <text:p text:style-name="P25">Dans certains <text:span text:style-name="T43">contextes</text:span>, un service DNS est fourni. Le serveur de nom sera pré-paramétré et le nom de domaine utilisé sera <text:span text:style-name="T3">example.com</text:span>.</text:p>
      <text:h text:style-name="P54" text:outline-level="1">Instructions générales</text:h>
      <text:h text:style-name="Heading_20_2" text:outline-level="2">Conteneurs</text:h>
      <text:p text:style-name="Preformatted_20_Text">lxc-ls : lister les conteneurs</text:p>
      <text:p text:style-name="Preformatted_20_Text">lxc-ls --running :<text:span text:style-name="T2"> lister les conteneurs en fonctionnement</text:span></text:p>
      <text:p text:style-name="Preformatted_20_Text">lxc-start <text:span text:style-name="T3">c1</text:span> : démarrer le conteneur nommé c1</text:p>
      <text:p text:style-name="Preformatted_20_Text">lxc-stop <text:span text:style-name="T3">c1</text:span> : arrêter le conteneur nommé c1</text:p>
      <text:p text:style-name="P28">lxc-attach <text:span text:style-name="T10">c1 </text:span>: entrer dans <text:span text:style-name="T42">le </text:span>conteneur<text:span text:style-name="T42"> nommé c1</text:span></text:p>
      <text:h text:style-name="P61" text:outline-level="2">Services</text:h>
      <text:p text:style-name="P28">systemctl status <text:span text:style-name="T3">s1</text:span><text:span text:style-name="T20"> : afficher l'état du service s1 (exemple</text:span><text:span text:style-name="T21">s</text:span><text:span text:style-name="T20"> : </text:span><text:span text:style-name="T3">systemctl status isc-dhcp-server</text:span><text:span text:style-name="T20"> </text:span><text:span text:style-name="T22">pour voir l'état de dhcpd</text:span><text:span text:style-name="T20">)</text:span></text:p>
      <text:p text:style-name="P28"><text:span text:style-name="T20">systemctl start </text:span><text:span text:style-name="T17">s1</text:span><text:span text:style-name="T27"> : démarrer le service s1</text:span><text:span text:style-name="T30"> (exemple : </text:span><text:span text:style-name="T18">systemctl start bind9</text:span><text:span text:style-name="T30"> pour démarrer le service DNS)</text:span></text:p>
      <text:p text:style-name="P28"><text:span text:style-name="T27">systemctl stop </text:span><text:span text:style-name="T17">s1</text:span><text:span text:style-name="T27"> : arrêter le service s1</text:span></text:p>
      <text:p text:style-name="P34">journalctl -e -u s1 : voir les dernières lignes de log concernant le service s1</text:p>
      <text:p text:style-name="P32"><text:span text:style-name="T27">(exemple : </text:span><text:span text:style-name="T17">journalctl -e -u apache2</text:span><text:span text:style-name="T27">)</text:span></text:p>
      <text:h text:style-name="Heading_20_2" text:outline-level="2">Réseau</text:h>
      <text:p text:style-name="P29"><text:span text:style-name="T27">ip address show </text:span><text:span text:style-name="T17">eth0</text:span><text:span text:style-name="T27"> : voir les paramètres réseau de l'interface eth0</text:span></text:p>
      <text:p text:style-name="P29"><text:span text:style-name="T27">ip link show </text:span><text:span text:style-name="T17">eth0 </text:span><text:span text:style-name="T27">: voir les paramètre liaison de l'interface eth0</text:span></text:p>
      <text:p text:style-name="P35">ip route show : voir la table de routage</text:p>
      <text:p text:style-name="P38">ip route add default via 192.0.9.1 : ajouter la passerelle par défaut 192.0.9.1</text:p>
      <text:p text:style-name="P36">ip -4 neighbour show : voir la table ARP</text:p>
      <text:h text:style-name="Heading_20_2" text:outline-level="2">Filtrage</text:h>
      <text:p text:style-name="P39">iptables -L : lister les règles de filtrage</text:p>
      <text:p text:style-name="P30"><text:span text:style-name="T27">iptables -A </text:span><text:span text:style-name="T17">C</text:span><text:span text:style-name="T27"> ... : ajouter une règle de filtrage dans la chaine C (exemple : iptables -A INPUT -p udp --dport 53 -j DROP</text:span><text:span text:style-name="T28">)</text:span></text:p>
      <text:p text:style-name="P30"><text:span text:style-name="T27">iptables -D </text:span><text:span text:style-name="T17">C N </text:span><text:span text:style-name="T27">: <text:s/>supprimer la règle numéro N dans la chaîne C</text:span></text:p>
      <text:h text:style-name="Heading_20_2" text:outline-level="2">Autres</text:h>
      <text:p text:style-name="P40">/etc/dhcp/dhcpd.conf : fichier de configuration du service DHCPD sur le serveur dhcp</text:p>
      <text:p text:style-name="P40">/etc/bind/named.conf : fichier de configuration du service DNS BIND sur le serveur de nom</text:p>
      <text:p text:style-name="P31"><text:span text:style-name="T27">/etc/apache2/sites-enabled/000-default.conf</text:span><text:span text:style-name="T29"> : fichier de configuration du site web par defaut pour le serveur web Apache</text:span></text:p>
      <text:p text:style-name="P33"><text:span text:style-name="T29">n</text:span><text:span text:style-name="T27">map -p 1-65535 </text:span><text:span text:style-name="T17">h</text:span><text:span text:style-name="T27"> : tester si des ports tcp sont ouverts sur la machine h</text:span></text:p>
      <text:p text:style-name="P41"/>
      <text:p text:style-name="P37"/>
      <text:p text:style-name="P21"/>
      <text:p text:style-name="P39"/>
      <text:p text:style-name="P39"/>
      <text:p text:style-name="P39"/>
      <text:p text:style-name="P42">...</text:p>
      <text:p text:style-name="P42"/>
      <text:p text:style-name="P42"/>
      <text:h text:style-name="P54" text:outline-level="1">Exercice 1<text:span text:style-name="T32"> : PC3 injoignable</text:span></text:h>
      <text:p text:style-name="Text_20_body">Contexte <text:span text:style-name="T32">: </text:span>2 pc en réseau nommés PC2 et PC3. PC3 n’est pas accessible depuis PC2.</text:p>
      <text:p text:style-name="P4">Point de départ : Aller sur PC2</text:p>
      <text:p text:style-name="P3">Objectif : <text:span text:style-name="T32">Réussir à faire un ping de </text:span><text:s/>PC3 <text:span text:style-name="T32">à partir de </text:span>PC2.</text:p>
      <text:p text:style-name="P12">Analyse (raisons du dysfonctionnement) :<text:span text:style-name="T46"><text:tab/><text:tab/></text:span></text:p>
      <text:p text:style-name="P12"><text:span text:style-name="T53">Le pc3 n’était pas allumé. </text:span><text:span text:style-name="T46"><text:tab/></text:span></text:p>
      <text:p text:style-name="P3">Résolution</text:p>
      <text:p text:style-name="P44">lxc-start pc3 sur la machine hote</text:p>
      <text:p text:style-name="P3"/>
      <text:p text:style-name="P3"/>
      <text:h text:style-name="P54" text:outline-level="1">Exercice 2 :<text:span text:style-name="T33"> Homer ne répond pas </text:span></text:h>
      <text:p text:style-name="P3">Contexte : 2 PC<text:span text:style-name="T33">, </text:span>PC4 et Homer<text:span text:style-name="T33">, sur 2 réseaux différents, sont interc</text:span>onnectés par une passerelle<text:span text:style-name="T44">,</text:span> GW1. PC4 n'accède pas à Homer et inversement. Depuis GW1, PC4 et Homer sont accessibles</text:p>
      <text:p text:style-name="P3">Objectif : Faire communiquer PC4 et Homer<text:span text:style-name="T33"> </text:span></text:p>
      <text:p text:style-name="P5">Point de départ : Aller sur PC<text:span text:style-name="T33">4</text:span></text:p>
      <text:p text:style-name="P5">Analyse (raisons du dysfonctionnement) :</text:p>
      <text:p text:style-name="P44">La machine homer ne connaît pas gw1 comme route par défaut.</text:p>
      <text:p text:style-name="P13"/>
      <text:p text:style-name="P13">Résolution</text:p>
      <text:p text:style-name="P43">ip route add default via 10.0.1.1 <text:span text:style-name="T52">sur homer</text:span></text:p>
      <text:p text:style-name="P13"/>
      <text:p text:style-name="P13"/>
      <text:p text:style-name="P13"/>
      <text:h text:style-name="P54" text:outline-level="1">Exercice 3 :<text:span text:style-name="T33"> Venise</text:span></text:h>
      <text:p text:style-name="P13">Contexte : 2<text:span text:style-name="T33"> </text:span>PC nommés <text:span text:style-name="T33">NAPOLI</text:span> et <text:span text:style-name="T33">VENEZIA connectés au même réseau.</text:span></text:p>
      <text:p text:style-name="P5">Point de départ : Aller sur <text:span text:style-name="T33">NAPOLI</text:span></text:p>
      <text:p text:style-name="P13">Objectif :<text:span text:style-name="T33"> Réussir à faire un ping de VENEZIA depuis NAPOLI</text:span></text:p>
      <text:p text:style-name="P5">Analyse (raisons du dysfonctionnement) :</text:p>
      <text:p text:style-name="P45">Le sous réseau est mal configuré sur venezia. (/30 au lieu de /24)</text:p>
      <text:p text:style-name="P13"/>
      <text:p text:style-name="P13">Résolution</text:p>
      <text:p text:style-name="P45">Sur venezia : ip addr add dev eth0 10.0.0.129/24 &amp;&amp; ip addr del dev eth0 10.0.0.129/30</text:p>
      <text:p text:style-name="P13"/>
      <text:h text:style-name="P55" text:outline-level="1">Exercice <text:span text:style-name="T34">4</text:span> :<text:span text:style-name="T33"> Job</text:span></text:h>
      <text:p text:style-name="P24">Contexte : 2<text:span text:style-name="T33"> </text:span>PC nommés <text:span text:style-name="T9">CRESUS</text:span> et <text:span text:style-name="T9">JOB</text:span><text:span text:style-name="T34"> <text:s/>ainsi qu'un serveur nommé </text:span><text:span text:style-name="T8">dhcp</text:span><text:span text:style-name="T34">. JOB doit obtenir une d'adresse mais il n'en obtient pas. Les 3 machines sont connectées au même réseau.</text:span></text:p>
      <text:p text:style-name="P6">Point de départ : Aller sur <text:span text:style-name="T9">CRESUS</text:span></text:p>
      <text:p text:style-name="P14">Objectif :<text:span text:style-name="T33"> Rétablir la connectivité réseau de </text:span><text:span text:style-name="T4">JOB</text:span><text:span text:style-name="T33"> puis faire un ping de </text:span><text:span text:style-name="T4">JOB</text:span><text:span text:style-name="T33"> depuis </text:span><text:span text:style-name="T4">CRESUS</text:span></text:p>
      <text:p text:style-name="P6">Analyse (raisons du dysfonctionnement) :</text:p>
      <text:p text:style-name="P46">Le serveur dhcp n’a pas la bonne adresse matérielle pour job.</text:p>
      <text:p text:style-name="P14"/>
      <text:p text:style-name="P14">Résolution</text:p>
      <text:p text:style-name="P46">Sur dhcp : changer l’adresse ethernet de job par la bonne adresse (00:40:40:40:40:40) dans /etc/dhcp/dhcpd.conf et redémarrer le serveur dhcp : systemctl restart isc-dhcp-server</text:p>
      <text:h text:style-name="P56" text:outline-level="1">Exercice <text:span text:style-name="T35">5</text:span> :<text:span text:style-name="T33"> Stargate</text:span></text:h>
      <text:p text:style-name="P18">Contexte : 2<text:span text:style-name="T33"> </text:span>PC nommés <text:span text:style-name="T35">SG-5</text:span> et <text:span text:style-name="T35">SG-6 connectés au même réseau, ainsi qu'un serveur de nom appelé NS1.</text:span></text:p>
      <text:p text:style-name="P7">Point de départ : Aller sur <text:span text:style-name="T35">SG-5</text:span></text:p>
      <text:p text:style-name="P18">Objectif :<text:span text:style-name="T33"> Comprendre pourquoi la commande </text:span><text:span text:style-name="T4">ping SG-6</text:span><text:span text:style-name="T33"> ne fonctionne pas</text:span></text:p>
      <text:p text:style-name="P7">Analyse (raisons du dysfonctionnement) :<text:span text:style-name="T31">-65535 </text:span><text:span text:style-name="T19">h</text:span><text:span text:style-name="T31"> </text:span></text:p>
      <text:p text:style-name="P47">L’adresse ip de sg-6 dans ns1 n’était pas la bonne (10.0.0.66 au lieu de 10.0.0.6)</text:p>
      <text:p text:style-name="P18"/>
      <text:p text:style-name="P18">Résolution</text:p>
      <text:p text:style-name="P47">Remplacer la mauvaise ip de sg-6 par la bonne ip dans /etc/bind/example.com. Puis redémarrer le service dns. <text:span text:style-name="T54">(systemctl restart bind9)s</text:span></text:p>
      <text:h text:style-name="P57" text:outline-level="1">Exercice <text:span text:style-name="T38">6</text:span> :<text:span text:style-name="T33"> donjon et dragon</text:span></text:h>
      <text:p text:style-name="P19">Contexte : <text:span text:style-name="T39">2 machines sur le même réseau, donjon et dragon</text:span></text:p>
      <text:p text:style-name="P8">Point de départ : <text:span text:style-name="T39">aller sur la machine dragon</text:span></text:p>
      <text:p text:style-name="P19">Objectif <text:span text:style-name="T50"><text:s/>établir une connexion </text:span><text:span text:style-name="T33">ssh sur la machine donjon</text:span><text:span text:style-name="T50"> </text:span></text:p>
      <text:p text:style-name="P8">Analyse (raisons du dysfonctionnement) :</text:p>
      <text:p text:style-name="P51">Le pare feu de donjon bloquait les connections ssh.</text:p>
      <text:p text:style-name="P19"/>
      <text:p text:style-name="P19">Résolution</text:p>
      <text:p text:style-name="P47">Sur donjon : iptables -D INPUT 1</text:p>
      <text:p text:style-name="P15"/>
      <text:h text:style-name="P58" text:outline-level="1">Exercice <text:span text:style-name="T40">7 : missile et cible</text:span></text:h>
      <text:p text:style-name="P20">Contexte : <text:span text:style-name="T39">2 machines sur le même réseau, missile et cible</text:span></text:p>
      <text:p text:style-name="P9">Point de départ : <text:span text:style-name="T39">aller sur la machine missile</text:span></text:p>
      <text:p text:style-name="P20">Objectif :<text:span text:style-name="T33"> depuis la machine missile, lancer la commande </text:span><text:span text:style-name="T4">wget http://cible/</text:span><text:span text:style-name="T5">truc/</text:span><text:span text:style-name="T33"> et récupérer </text:span><text:span text:style-name="T47">une page web avec un</text:span><text:span text:style-name="T49"> </text:span><text:span text:style-name="T48">contenu de type Hello World</text:span><text:span text:style-name="T51"> ("cible détruite")</text:span></text:p>
      <text:p text:style-name="P9">Analyse (raisons du dysfonctionnement) :</text:p>
      <text:p text:style-name="P48">Le chemin dans le fichier de configuration apache /etc/apache2/sites-enabled/000-default.conf et mal orthographié (/truuc au lieu de /truc)</text:p>
      <text:p text:style-name="P20"/>
      <text:p text:style-name="P20">Résolution</text:p>
      <text:p text:style-name="P48">Modifier le chemin dans /etc/apache2/sites-enabled/000-default.conf et redémarrer le service apache (systemctl restart apache2)</text:p>
      <text:p text:style-name="P16"/>
      <text:h text:style-name="P59" text:outline-level="1">Exercice <text:span text:style-name="T41">8 : migration interrompue</text:span></text:h>
      <text:p text:style-name="P22">Contexte : <text:span text:style-name="T39">2 machines sur le même réseau, </text:span><text:span text:style-name="T6">purple</text:span><text:span text:style-name="T39"> et </text:span><text:span text:style-name="T14">king</text:span><text:span text:style-name="T39">, et un serveur de nom, </text:span><text:span text:style-name="T7">ns</text:span><text:span text:style-name="T6">2</text:span><text:span text:style-name="T39">.</text:span></text:p>
      <text:p text:style-name="P10">Point de départ : <text:span text:style-name="T39">aller sur la machine </text:span><text:span text:style-name="T6">purple</text:span></text:p>
      <text:p text:style-name="P23">Objectif :<text:span text:style-name="T33"> depuis la machine </text:span><text:span text:style-name="T4">purple</text:span><text:span text:style-name="T33">, faire un ping de la machine </text:span><text:span text:style-name="T14">king</text:span><text:span text:style-name="T33">; Deux problèmes empêchent la résolution de nom.<text:tab/></text:span></text:p>
      <text:p text:style-name="P10">Analyse (raisons du dysfonctionnement) :</text:p>
      <text:p text:style-name="P49">Il y a une ligne parasite dans /etc/bind/named.conf. Et une mauvaise configuration dns dans /etc/bind/example.com (prince au lieu de king)</text:p>
      <text:p text:style-name="P22"/>
      <text:p text:style-name="P22">Résolution</text:p>
      <text:p text:style-name="P49">Supprimer la ligne parasite dans <text:s/>/etc/bind/named.conf, et remplacer le nom « prince » par king dans /etc/bind/example.com. Puis redémarrer le service dns avec systemctl restart bind9</text:p>
      <text:h text:style-name="P60" text:outline-level="1">Exercice <text:span text:style-name="T45">9 : upload</text:span></text:h>
      <text:p text:style-name="P26">Contexte : <text:span text:style-name="T39">2 machines sur le même réseau, </text:span><text:span text:style-name="T11">dock</text:span><text:span text:style-name="T39"> et </text:span><text:span text:style-name="T11">cargo</text:span></text:p>
      <text:p text:style-name="P11">Point de départ : <text:span text:style-name="T39">aller sur la machine </text:span><text:span text:style-name="T11">dock</text:span></text:p>
      <text:p text:style-name="P27">Objectif :<text:span text:style-name="T33"> depuis la machine </text:span><text:span text:style-name="T11">dock</text:span><text:span text:style-name="T33">, faire un transfert du fichier </text:span><text:span text:style-name="T4">payload</text:span><text:span text:style-name="T33"> dans le répertoire </text:span><text:span text:style-name="T4">incoming</text:span><text:span text:style-name="T33"> de l'utilisateur </text:span><text:span text:style-name="T4">nemo </text:span><text:span text:style-name="T24">sur la machine </text:span><text:span text:style-name="T12">cargo</text:span><text:span text:style-name="T26">. (on utilisera une c</text:span><text:span text:style-name="T24">ommande</text:span><text:span text:style-name="T26"> du type </text:span><text:span text:style-name="T24"><text:s/></text:span><text:span text:style-name="T4">scp </text:span><text:span text:style-name="T16">/root/</text:span><text:span text:style-name="T4">payload </text:span><text:span text:style-name="T12">nemo@</text:span><text:span text:style-name="T4">cargo</text:span><text:span text:style-name="T12">:</text:span><text:span text:style-name="T15">incoming</text:span><text:span text:style-name="T16"> </text:span><text:span text:style-name="T12">)</text:span><text:span text:style-name="T13">. </text:span><text:span text:style-name="T25">Deux</text:span><text:span text:style-name="T15"> </text:span><text:span text:style-name="T23">problèmes distincts empêchent le transfert</text:span><text:span text:style-name="T25">.</text:span></text:p>
      <text:p text:style-name="P11">Analyse (raisons du dysfonctionnement) :</text:p>
      <text:p text:style-name="P50">Mauvaise configuration dns dans dock.</text:p>
      <text:p text:style-name="P26"/>
      <text:p text:style-name="P26">Résolution</text:p>
      <text:p text:style-name="P50">Mettre l’adresse de ns2 (10.0.0.111) dans <text:s/>/etc/resolv.conf de dock</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de2000" svg:font-family="Code2000"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vg:font-family="'Source Han Sans'" style:font-family-generic="modern" style:font-pitch="fixed"/>
    <style:font-face style:name="Source Han Sans1" svg:font-family="'Source Ha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Code2000" style:font-size-asian="10.5pt" style:language-asian="zh" style:country-asian="CN" style:font-name-complex="Code2000"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Code2000" style:font-size-asian="10.5pt" style:language-asian="zh" style:country-asian="CN" style:font-name-complex="Code2000"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1" style:font-family-asian="'Source Han Sans'" style:font-family-generic-asian="system" style:font-pitch-asian="variable" style:font-size-asian="14pt" style:font-name-complex="Code2000" style:font-family-complex="Code2000"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style:font-family-asian="'Source Han Sans'"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3T17:30:17.062752847</meta:creation-date>
    <dc:date>2023-12-12T10:51:18.832528553</dc:date>
    <meta:editing-duration>PT3H58M45S</meta:editing-duration>
    <meta:editing-cycles>38</meta:editing-cycles>
    <meta:generator>LibreOffice/7.3.7.2$Linux_X86_64 LibreOffice_project/30$Build-2</meta:generator>
    <meta:document-statistic meta:table-count="0" meta:image-count="0" meta:object-count="0" meta:page-count="11" meta:paragraph-count="109" meta:word-count="1184" meta:character-count="7219" meta:non-whitespace-character-count="6130"/>
  </office:meta>
</office:document-meta>
</file>